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1.587cm" style:rel-column-width="6569*"/>
    </style:style>
    <style:style style:name="Tabella1.B" style:family="table-column">
      <style:table-column-properties style:column-width="4.71cm" style:rel-column-width="2670*"/>
    </style:style>
    <style:style style:name="Tabella1.C" style:family="table-column">
      <style:table-column-properties style:column-width="4.895cm" style:rel-column-width="2775*"/>
    </style:style>
    <style:style style:name="Tabella1.D" style:family="table-column">
      <style:table-column-properties style:column-width="4.509cm" style:rel-column-width="2556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694cm"/>
    </style:style>
    <style:style style:name="Tabella2.C" style:family="table-column">
      <style:table-column-properties style:column-width="5.794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2.884cm"/>
    </style:style>
    <style:style style:name="Tabella2.A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3" style:family="table-row">
      <style:table-row-properties style:min-row-height="1.199cm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5" style:family="table-row">
      <style:table-row-properties style:min-row-height="1.499cm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Verdana"/>
    </style:style>
    <style:style style:name="P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b617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c50b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363722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 style:master-page-name="">
      <style:paragraph-properties fo:text-align="center" style:justify-single-word="false" style:page-number="auto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c50b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officeooo:rsid="0029456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8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tyle="normal" style:text-underline-style="none" officeooo:rsid="001dcde7" style:font-style-asian="normal" style:font-style-complex="normal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29456d" style:font-size-asian="7pt" style:font-size-complex="7pt"/>
    </style:style>
    <style:style style:name="T12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text:span text:style-name="T13">CLIENTE</text:span><text:span text:style-name="T14">:</text:span><text:span text:style-name="T9"><text:line-break/></text:span><text:span text:style-name="T8"><text:placeholder text:placeholder-type="text">&lt;o.partner_id.name&gt;</text:placeholder></text:span></text:p>
          </table:table-cell>
          <table:table-cell table:style-name="Tabella1.A1" office:value-type="string">
            <text:p text:style-name="P25"><text:span text:style-name="T12">DATA CARICO</text:span><text:span text:style-name="T14">:</text:span></text:p>
            <text:p text:style-name="P15"><text:placeholder text:placeholder-type="text">&lt;formatLang(o.date_load, date=True) if o.date_load else ''&gt;</text:placeholder></text:p>
          </table:table-cell>
          <table:table-cell table:style-name="Tabella1.A1" office:value-type="string">
            <text:p text:style-name="P8"><text:span text:style-name="T13">NS. ORDINE</text:span><text:span text:style-name="T14">:</text:span></text:p>
            <text:p text:style-name="P18"><text:span text:style-name="T6"><text:placeholder text:placeholder-type="text">&lt;o.name&gt;</text:placeholder></text:span></text:p>
          </table:table-cell>
          <table:table-cell table:style-name="Tabella1.D1" office:value-type="string">
            <text:p text:style-name="P17"><text:span text:style-name="T13">CONSEGNA</text:span><text:span text:style-name="T14">:<text:line-break/></text:span><text:span text:style-name="T8"><text:placeholder text:placeholder-type="text">&lt;formatLang(o.date_deadline, date=True) if o.date_deadline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3"><text:span text:style-name="T13">DESTINAZIONE</text:span><text:span text:style-name="T14">:</text:span></text:p>
            <text:p text:style-name="P16"><text:span text:style-name="T8"><text:placeholder text:placeholder-type="text">&lt;o.address_id.name&gt;</text:placeholder></text:span></text:p>
          </table:table-cell>
          <table:table-cell table:style-name="Tabella1.B2" table:number-columns-spanned="3" office:value-type="string">
            <text:p text:style-name="P8"><text:span text:style-name="T13">RESA</text:span><text:span text:style-name="T14">:</text:span></text:p>
            <text:p text:style-name="P14"><text:placeholder text:placeholder-type="text">&lt;o.name&gt;</text:placeholder></text:p>
          </table:table-cell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9"><text:span text:style-name="T13">Q</text:span><text:span text:style-name="T12">UANTITA</text:span></text:p>
          </table:table-cell>
          <table:table-cell table:style-name="Tabella2.A1" office:value-type="string">
            <text:p text:style-name="P9"><text:span text:style-name="T13">D</text:span><text:span text:style-name="T12">ESCRIZIONE</text:span></text:p>
          </table:table-cell>
          <table:table-cell table:style-name="Tabella2.A1" office:value-type="string">
            <text:p text:style-name="P10">DARE</text:p>
          </table:table-cell>
          <table:table-cell table:style-name="Tabella2.A1" office:value-type="string">
            <text:p text:style-name="P9"><text:span text:style-name="T13">I</text:span><text:span text:style-name="T12">MBALLO</text:span></text:p>
          </table:table-cell>
          <table:table-cell table:style-name="Tabella2.E1" office:value-type="string">
            <text:p text:style-name="P9"><text:span text:style-name="T13">P</text:span><text:span text:style-name="T12">REZZO</text:span></text:p>
          </table:table-cell>
        </table:table-row>
        <table:table-row>
          <table:table-cell table:style-name="Tabella2.A2" table:number-columns-spanned="5" office:value-type="string">
            <text:p text:style-name="P11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9"><text:span text:style-name="T7"><text:placeholder text:placeholder-type="text">&lt;item.product_uom_qty&gt;</text:placeholder></text:span></text:p>
          </table:table-cell>
          <table:table-cell table:style-name="Tabella2.A3" office:value-type="string">
            <text:p text:style-name="P13"><text:placeholder text:placeholder-type="text">&lt;item.product_id.name&gt;</text:placeholder></text:p>
          </table:table-cell>
          <table:table-cell table:style-name="Tabella2.A3" office:value-type="string">
            <text:p text:style-name="P13"><text:placeholder text:placeholder-type="text">&lt;item.name&gt;</text:placeholder></text:p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5" office:value-type="string">
            <text:p text:style-name="P11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21"><text:span text:style-name="T7"><text:placeholder text:placeholder-type="text">&lt;o.note&gt;</text:placeholder></text:span></text:p>
          </table:table-cell>
          <table:covered-table-cell/>
          <table:covered-table-cell/>
          <table:table-cell table:style-name="Tabella2.E1" table:number-columns-spanned="2" office:value-type="string">
            <text:p text:style-name="P12"><text:span text:style-name="T11">F</text:span><text:span text:style-name="T10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officeooo:rsid="0029456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PAN CHEMICALS S.p.A.<text:line-break/>Sede Legale – Stabilimento <text:span text:style-name="MT1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2">BUONO DI CONSEGNA</text:span><text:line-break/><text:span text:style-name="MT1">del </text:span><text:span text:style-name="MT3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23T15:00:56.124264383</dc:date>
    <meta:editing-duration>P1DT16H52M3S</meta:editing-duration>
    <meta:editing-cycles>299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27" meta:word-count="77" meta:character-count="629" meta:non-whitespace-character-count="578"/>
    <meta:user-defined meta:name="Info 1"/>
    <meta:user-defined meta:name="Info 2"/>
    <meta:user-defined meta:name="Info 3"/>
    <meta:user-defined meta:name="Info 4"/>
  </office:meta>
</office:document-meta>
</file>